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25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RUNO_MAIA_2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e-SUS - Atenção Primári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INISTÉRIO DA SAÚD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STADO DE PERNAMBUC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UNICÍPIO DE RECIF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UNIDADE DE SAÚDE US 121 USF MAIS PROFESSOR BRUNO MAIA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ELATÓRIO GERADO A PARTIR DO ACOMPANHAMENTO DE CONDIÇÕES DE SAÚD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ILTR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quipe responsável (Nome/INE)</text:p>
          </table:table-cell>
          <table:table-cell office:value-type="string" table:style-name="ce1">
            <text:p>ESF MAIS BRUNO MAIA I, 00001529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croárea(s)</text:p>
          </table:table-cell>
          <table:table-cell office:value-type="string" table:style-name="ce1">
            <text:p>Tod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sta temática</text:p>
          </table:table-cell>
          <table:table-cell office:value-type="string" table:style-name="ce1">
            <text:p>Gestação e puerpéri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upo de condições prioritários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car problemas/condições</text:p>
          </table:table-cell>
          <table:table-cell office:value-type="string" table:style-name="ce1">
            <text:p>To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IAP2 e CID10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xo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dentidade de gênero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aixa etária</text:p>
          </table:table-cell>
          <table:table-cell office:value-type="string" table:style-name="ce1">
            <text:p>Toda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aça/cor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eríodo do último atendimento</text:p>
          </table:table-cell>
          <table:table-cell office:value-type="string" table:style-name="ce1">
            <text:p>01/09/2022 até 01/09/2025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Gerado em<text:s/>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<text:s/>às<text:s/></text:p>
          </table:table-cell>
          <table:table-cell office:value-type="time" office:time-value="PT14H56M0S" table:style-name="ce3">
            <text:p>14:56</text:p>
          </table:table-cell>
          <table:table-cell office:value-type="string" table:style-name="ce1">
            <text:p><text:s/>por<text:s/></text:p>
          </table:table-cell>
          <table:table-cell office:value-type="string" table:style-name="ce1">
            <text:p>Michele Lopes Diniz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ome</text:p>
          </table:table-cell>
          <table:table-cell office:value-type="string" table:style-name="ce1">
            <text:p>Data de nascimento</text:p>
          </table:table-cell>
          <table:table-cell office:value-type="string" table:style-name="ce1">
            <text:p>Idade</text:p>
          </table:table-cell>
          <table:table-cell office:value-type="string" table:style-name="ce1">
            <text:p>Sexo</text:p>
          </table:table-cell>
          <table:table-cell office:value-type="string" table:style-name="ce1">
            <text:p>Identidade de gênero</text:p>
          </table:table-cell>
          <table:table-cell office:value-type="string" table:style-name="ce1">
            <text:p>Raça/cor</text:p>
          </table:table-cell>
          <table:table-cell office:value-type="string" table:style-name="ce1">
            <text:p>CPF</text:p>
          </table:table-cell>
          <table:table-cell office:value-type="string" table:style-name="ce1">
            <text:p>CNS</text:p>
          </table:table-cell>
          <table:table-cell office:value-type="string" table:style-name="ce1">
            <text:p>Telefone celular</text:p>
          </table:table-cell>
          <table:table-cell office:value-type="string" table:style-name="ce1">
            <text:p>Telefone residencial</text:p>
          </table:table-cell>
          <table:table-cell office:value-type="string" table:style-name="ce1">
            <text:p>Telefone de contato</text:p>
          </table:table-cell>
          <table:table-cell office:value-type="string" table:style-name="ce1">
            <text:p>Microárea</text:p>
          </table:table-cell>
          <table:table-cell office:value-type="string" table:style-name="ce1">
            <text:p>Rua</text:p>
          </table:table-cell>
          <table:table-cell office:value-type="string" table:style-name="ce1">
            <text:p>Número</text:p>
          </table:table-cell>
          <table:table-cell office:value-type="string" table:style-name="ce1">
            <text:p>Complemento</text:p>
          </table:table-cell>
          <table:table-cell office:value-type="string" table:style-name="ce1">
            <text:p>Bairro</text:p>
          </table:table-cell>
          <table:table-cell office:value-type="string" table:style-name="ce1">
            <text:p>Município</text:p>
          </table:table-cell>
          <table:table-cell office:value-type="string" table:style-name="ce1">
            <text:p>UF</text:p>
          </table:table-cell>
          <table:table-cell office:value-type="string" table:style-name="ce1">
            <text:p>CEP</text:p>
          </table:table-cell>
          <table:table-cell office:value-type="string" table:style-name="ce1">
            <text:p>Dias desde a última consulta médica</text:p>
          </table:table-cell>
          <table:table-cell office:value-type="string" table:style-name="ce1">
            <text:p>Meses desde a última consulta médica</text:p>
          </table:table-cell>
          <table:table-cell office:value-type="string" table:style-name="ce1">
            <text:p>Dias desde a última consulta de enfermagem</text:p>
          </table:table-cell>
          <table:table-cell office:value-type="string" table:style-name="ce1">
            <text:p>Meses desde a última consulta de enfermagem</text:p>
          </table:table-cell>
          <table:table-cell office:value-type="string" table:style-name="ce1">
            <text:p>Dias desde a última consulta odontológica</text:p>
          </table:table-cell>
          <table:table-cell office:value-type="string" table:style-name="ce1">
            <text:p>Meses desde a última consulta odontológica</text:p>
          </table:table-cell>
          <table:table-cell office:value-type="string" table:style-name="ce1">
            <text:p>Dias desde a última visita domiciliar</text:p>
          </table:table-cell>
          <table:table-cell office:value-type="string" table:style-name="ce1">
            <text:p>Meses desde a última visita domiciliar</text:p>
          </table:table-cell>
          <table:table-cell office:value-type="string" table:style-name="ce1">
            <text:p>Última medição de peso</text:p>
          </table:table-cell>
          <table:table-cell office:value-type="string" table:style-name="ce1">
            <text:p>Última medição de altura</text:p>
          </table:table-cell>
          <table:table-cell office:value-type="string" table:style-name="ce1">
            <text:p>Data da ultima medição de peso e altura</text:p>
          </table:table-cell>
          <table:table-cell office:value-type="string" table:style-name="ce1">
            <text:p>Última medição de pressão arterial</text:p>
          </table:table-cell>
          <table:table-cell office:value-type="string" table:style-name="ce1">
            <text:p>Data da última medição de pressão arterial</text:p>
          </table:table-cell>
          <table:table-cell office:value-type="string" table:style-name="ce1">
            <text:p>Risco gestacional</text:p>
          </table:table-cell>
          <table:table-cell office:value-type="string" table:style-name="ce1">
            <text:p>IG ecográfica (semanas)</text:p>
          </table:table-cell>
          <table:table-cell office:value-type="string" table:style-name="ce1">
            <text:p>IG ecográfica (dias)</text:p>
          </table:table-cell>
          <table:table-cell office:value-type="string" table:style-name="ce1">
            <text:p>IG (DUM) (semanas)</text:p>
          </table:table-cell>
          <table:table-cell office:value-type="string" table:style-name="ce1">
            <text:p>IG (DUM) (dias)</text:p>
          </table:table-cell>
          <table:table-cell office:value-type="string" table:style-name="ce1">
            <text:p>Quantidade de atendimentos no pré-natal</text:p>
          </table:table-cell>
          <table:table-cell office:value-type="string" table:style-name="ce1">
            <text:p>Quantidade de atendimentos até 12 semanas no pré-natal</text:p>
          </table:table-cell>
          <table:table-cell office:value-type="string" table:style-name="ce1">
            <text:p>Quantidade de atendimentos odontológicos no pré-natal</text:p>
          </table:table-cell>
          <table:table-cell office:value-type="string" table:style-name="ce1">
            <text:p>Quantidade de medições de altura uterina</text:p>
          </table:table-cell>
          <table:table-cell office:value-type="string" table:style-name="ce1">
            <text:p>Quantidade de medições de pressão arterial</text:p>
          </table:table-cell>
          <table:table-cell office:value-type="string" table:style-name="ce1">
            <text:p>Quantidade de medições simultâneas de peso e altura</text:p>
          </table:table-cell>
          <table:table-cell office:value-type="string" table:style-name="ce1">
            <text:p>Exame de HIV no primeiro trimestre</text:p>
          </table:table-cell>
          <table:table-cell office:value-type="string" table:style-name="ce1">
            <text:p>Exame de Sífilis no primeiro trimestre)</text:p>
          </table:table-cell>
          <table:table-cell office:value-type="string" table:style-name="ce1">
            <text:p>Exame de Hepatite B no primeiro trimestre</text:p>
          </table:table-cell>
          <table:table-cell office:value-type="string" table:style-name="ce1">
            <text:p>Exame de Hepatite C no primeiro trimestre</text:p>
          </table:table-cell>
          <table:table-cell office:value-type="string" table:style-name="ce1">
            <text:p>Exame de HIV no terceiro trimestre</text:p>
          </table:table-cell>
          <table:table-cell office:value-type="string" table:style-name="ce1">
            <text:p>Exame de Sifilis no terceiro trimestre</text:p>
          </table:table-cell>
          <table:table-cell office:value-type="string" table:style-name="ce1">
            <text:p>Quantidade de visitas domiciliares no pré-natal</text:p>
          </table:table-cell>
          <table:table-cell office:value-type="string" table:style-name="ce1">
            <text:p>Quantidade de visitas domiciliares no puerpério</text:p>
          </table:table-cell>
          <table:table-cell office:value-type="string" table:style-name="ce1">
            <text:p>Quantidade de atendimentos no puerpério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KETLIN HENRIQUE DA SILVA</text:p>
          </table:table-cell>
          <table:table-cell office:value-type="date" office:date-value="2001-05-25T00:00:00" table:style-name="ce2">
            <text:p>25/05/2001</text:p>
          </table:table-cell>
          <table:table-cell office:value-type="string" table:style-name="ce1">
            <text:p>24 anos e 3 meses e 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713.379.514-04</text:p>
          </table:table-cell>
          <table:table-cell office:value-type="float" office:value="708404200119761" table:style-name="ce1">
            <text:p>7,08404E+14</text:p>
          </table:table-cell>
          <table:table-cell office:value-type="string" table:style-name="ce1">
            <text:p>(81) 97338-137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scadaria plinio coelho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250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4" table:style-name="ce1">
            <text:p>84</text:p>
          </table:table-cell>
          <table:table-cell office:value-type="float" office:value="160" table:style-name="ce1">
            <text:p>160</text:p>
          </table:table-cell>
          <table:table-cell office:value-type="date" office:date-value="2025-07-17T00:00:00" table:style-name="ce2">
            <text:p>17/07/2025</text:p>
          </table:table-cell>
          <table:table-cell office:value-type="string" table:style-name="ce1">
            <text:p>110/70</text:p>
          </table:table-cell>
          <table:table-cell office:value-type="date" office:date-value="2025-08-18T00:00:00" table:style-name="ce2">
            <text:p>18/08/2025</text:p>
          </table:table-cell>
          <table:table-cell office:value-type="string" table:style-name="ce1">
            <text:p>Habitual</text:p>
          </table:table-cell>
          <table:table-cell office:value-type="float" office:value="18" table:style-name="ce1">
            <text:p>18</text:p>
          </table:table-cell>
          <table:table-cell office:value-type="float" office:value="4" table:style-name="ce1">
            <text:p>4</text:p>
          </table:table-cell>
          <table:table-cell office:value-type="float" office:value="19" table:style-name="ce1">
            <text:p>19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AHYSSA VITORIA DA SILVA</text:p>
          </table:table-cell>
          <table:table-cell office:value-type="date" office:date-value="2002-11-09T00:00:00" table:style-name="ce2">
            <text:p>09/11/2002</text:p>
          </table:table-cell>
          <table:table-cell office:value-type="string" table:style-name="ce1">
            <text:p>22 anos e 9 meses e 2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53.810.034-71</text:p>
          </table:table-cell>
          <table:table-cell office:value-type="float" office:value="898003044760846" table:style-name="ce1">
            <text:p>8,98003E+14</text:p>
          </table:table-cell>
          <table:table-cell office:value-type="string" table:style-name="ce1">
            <text:p>(81) 99807-1114</text:p>
          </table:table-cell>
          <table:table-cell office:value-type="string" table:style-name="ce1">
            <text:p>(61) 3315-2425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rtêlandia</text:p>
          </table:table-cell>
          <table:table-cell office:value-type="float" office:value="155" table:style-name="ce1">
            <text:p>15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315</text:p>
          </table:table-cell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3.4" table:style-name="ce1">
            <text:p>43,4</text:p>
          </table:table-cell>
          <table:table-cell office:value-type="float" office:value="150" table:style-name="ce1">
            <text:p>150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90/60</text:p>
          </table:table-cell>
          <table:table-cell office:value-type="date" office:date-value="2025-07-30T00:00:00" table:style-name="ce2">
            <text:p>30/07/2025</text:p>
          </table:table-cell>
          <table:table-cell office:value-type="string" table:style-name="ce1">
            <text:p>Habitual</text:p>
          </table:table-cell>
          <table:table-cell office:value-type="float" office:value="34" table:style-name="ce1">
            <text:p>34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DRYELLY PEREIRA DE SOUSA</text:p>
          </table:table-cell>
          <table:table-cell office:value-type="date" office:date-value="1998-08-05T00:00:00" table:style-name="ce2">
            <text:p>05/08/1998</text:p>
          </table:table-cell>
          <table:table-cell office:value-type="string" table:style-name="ce1">
            <text:p>27 anos e 2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2.793.824-57</text:p>
          </table:table-cell>
          <table:table-cell office:value-type="float" office:value="708701146857199" table:style-name="ce1">
            <text:p>7,08701E+14</text:p>
          </table:table-cell>
          <table:table-cell office:value-type="string" table:style-name="ce1">
            <text:p>(81) 97316-547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ona cotinha</text:p>
          </table:table-cell>
          <table:table-cell office:value-type="string" table:style-name="ce1">
            <text:p>205B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24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6" table:style-name="ce1">
            <text:p>26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2.1" table:style-name="ce1">
            <text:p>62,1</text:p>
          </table:table-cell>
          <table:table-cell office:value-type="float" office:value="164" table:style-name="ce1">
            <text:p>164</text:p>
          </table:table-cell>
          <table:table-cell office:value-type="date" office:date-value="2022-02-02T00:00:00" table:style-name="ce2">
            <text:p>02/02/2022</text:p>
          </table:table-cell>
          <table:table-cell office:value-type="string" table:style-name="ce1">
            <text:p>120/70</text:p>
          </table:table-cell>
          <table:table-cell office:value-type="date" office:date-value="2022-02-02T00:00:00" table:style-name="ce2">
            <text:p>02/02/2022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06" table:style-name="ce1">
            <text:p>206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TA DO NASCIMENTO SENA MATOS</text:p>
          </table:table-cell>
          <table:table-cell office:value-type="date" office:date-value="1986-09-25T00:00:00" table:style-name="ce2">
            <text:p>25/09/1986</text:p>
          </table:table-cell>
          <table:table-cell office:value-type="string" table:style-name="ce1">
            <text:p>38 anos e 11 meses e 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70.866.884-44</text:p>
          </table:table-cell>
          <table:table-cell office:value-type="float" office:value="706901123891937" table:style-name="ce1">
            <text:p>7,06901E+14</text:p>
          </table:table-cell>
          <table:table-cell office:value-type="string" table:style-name="ce1">
            <text:p>(81) 99242-684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linio coelho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25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7.5" table:style-name="ce1">
            <text:p>57,5</text:p>
          </table:table-cell>
          <table:table-cell office:value-type="float" office:value="147" table:style-name="ce1">
            <text:p>147</text:p>
          </table:table-cell>
          <table:table-cell office:value-type="date" office:date-value="2025-08-14T00:00:00" table:style-name="ce2">
            <text:p>14/08/2025</text:p>
          </table:table-cell>
          <table:table-cell office:value-type="string" table:style-name="ce1">
            <text:p>100/70</text:p>
          </table:table-cell>
          <table:table-cell office:value-type="date" office:date-value="2025-08-14T00:00:00" table:style-name="ce2">
            <text:p>14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8" table:style-name="ce1">
            <text:p>38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LINE LEITE DA FONSECA</text:p>
          </table:table-cell>
          <table:table-cell office:value-type="date" office:date-value="1991-07-18T00:00:00" table:style-name="ce2">
            <text:p>18/07/1991</text:p>
          </table:table-cell>
          <table:table-cell office:value-type="string" table:style-name="ce1">
            <text:p>34 anos e 1 mês e 1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106.989.204-14</text:p>
          </table:table-cell>
          <table:table-cell office:value-type="float" office:value="706908168957836" table:style-name="ce1">
            <text:p>7,06908E+14</text:p>
          </table:table-cell>
          <table:table-cell office:value-type="string" table:style-name="ce1">
            <text:p>(81) 99999-999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acau</text:p>
          </table:table-cell>
          <table:table-cell office:value-type="string" table:style-name="ce1">
            <text:p>157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080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2.9" table:style-name="ce1">
            <text:p>62,9</text:p>
          </table:table-cell>
          <table:table-cell office:value-type="float" office:value="170" table:style-name="ce1">
            <text:p>170</text:p>
          </table:table-cell>
          <table:table-cell office:value-type="date" office:date-value="2025-08-21T00:00:00" table:style-name="ce2">
            <text:p>21/08/2025</text:p>
          </table:table-cell>
          <table:table-cell office:value-type="string" table:style-name="ce1">
            <text:p>115/64</text:p>
          </table:table-cell>
          <table:table-cell office:value-type="date" office:date-value="2025-08-21T00:00:00" table:style-name="ce2">
            <text:p>21/08/2025</text:p>
          </table:table-cell>
          <table:table-cell office:value-type="string" table:style-name="ce1">
            <text:p>Habitual</text:p>
          </table:table-cell>
          <table:table-cell office:value-type="float" office:value="21" table:style-name="ce1">
            <text:p>21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BEATRIZ MARIA BARRETO DA SILVA</text:p>
          </table:table-cell>
          <table:table-cell office:value-type="date" office:date-value="2008-06-15T00:00:00" table:style-name="ce2">
            <text:p>15/06/2008</text:p>
          </table:table-cell>
          <table:table-cell office:value-type="string" table:style-name="ce1">
            <text:p>17 anos e 2 meses e 1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001.912.604-28</text:p>
          </table:table-cell>
          <table:table-cell office:value-type="float" office:value="705006231481153" table:style-name="ce1">
            <text:p>7,05006E+14</text:p>
          </table:table-cell>
          <table:table-cell office:value-type="string" table:style-name="ce1">
            <text:p>(81) 99208-241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acau</text:p>
          </table:table-cell>
          <table:table-cell office:value-type="string" table:style-name="ce1">
            <text:p>14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080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2.400000000000006" table:style-name="ce1">
            <text:p>72,4</text:p>
          </table:table-cell>
          <table:table-cell office:value-type="float" office:value="148" table:style-name="ce1">
            <text:p>148</text:p>
          </table:table-cell>
          <table:table-cell office:value-type="date" office:date-value="2025-06-18T00:00:00" table:style-name="ce2">
            <text:p>18/06/2025</text:p>
          </table:table-cell>
          <table:table-cell office:value-type="string" table:style-name="ce1">
            <text:p>140/90</text:p>
          </table:table-cell>
          <table:table-cell office:value-type="date" office:date-value="2025-08-18T00:00:00" table:style-name="ce2">
            <text:p>18/08/2025</text:p>
          </table:table-cell>
          <table:table-cell office:value-type="string" table:style-name="ce1">
            <text:p>Alto</text:p>
          </table:table-cell>
          <table:table-cell office:value-type="float" office:value="43" table:style-name="ce1">
            <text:p>43</text:p>
          </table:table-cell>
          <table:table-cell office:value-type="float" office:value="0" table:style-name="ce1">
            <text:p>0</text:p>
          </table:table-cell>
          <table:table-cell office:value-type="float" office:value="41" table:style-name="ce1">
            <text:p>41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BEATRIZ RHAISSA SILVA DE ALMEIDA</text:p>
          </table:table-cell>
          <table:table-cell office:value-type="date" office:date-value="2003-05-13T00:00:00" table:style-name="ce2">
            <text:p>13/05/2003</text:p>
          </table:table-cell>
          <table:table-cell office:value-type="string" table:style-name="ce1">
            <text:p>22 anos e 3 meses e 1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49.144.664-14</text:p>
          </table:table-cell>
          <table:table-cell office:value-type="float" office:value="701002854356996" table:style-name="ce1">
            <text:p>7,01003E+14</text:p>
          </table:table-cell>
          <table:table-cell office:value-type="string" table:style-name="ce1">
            <text:p>(81) 9699-314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9447-868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acau</text:p>
          </table:table-cell>
          <table:table-cell office:value-type="float" office:value="157" table:style-name="ce1">
            <text:p>15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08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9" table:style-name="ce1">
            <text:p>19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7.8" table:style-name="ce1">
            <text:p>97,8</text:p>
          </table:table-cell>
          <table:table-cell office:value-type="float" office:value="176" table:style-name="ce1">
            <text:p>176</text:p>
          </table:table-cell>
          <table:table-cell office:value-type="date" office:date-value="2023-09-13T00:00:00" table:style-name="ce2">
            <text:p>13/09/2023</text:p>
          </table:table-cell>
          <table:table-cell office:value-type="string" table:style-name="ce1">
            <text:p>100/60</text:p>
          </table:table-cell>
          <table:table-cell office:value-type="date" office:date-value="2023-09-13T00:00:00" table:style-name="ce2">
            <text:p>13/09/2023</text:p>
          </table:table-cell>
          <table:table-cell office:value-type="string" table:style-name="ce1">
            <text:p>Habitual</text:p>
          </table:table-cell>
          <table:table-cell office:value-type="float" office:value="125" table:style-name="ce1">
            <text:p>125</text:p>
          </table:table-cell>
          <table:table-cell office:value-type="float" office:value="4" table:style-name="ce1">
            <text:p>4</text:p>
          </table:table-cell>
          <table:table-cell office:value-type="float" office:value="122" table:style-name="ce1">
            <text:p>12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ISABELA RAMOS CABRAL DA SILVA</text:p>
          </table:table-cell>
          <table:table-cell office:value-type="date" office:date-value="2002-05-29T00:00:00" table:style-name="ce2">
            <text:p>29/05/2002</text:p>
          </table:table-cell>
          <table:table-cell office:value-type="string" table:style-name="ce1">
            <text:p>23 anos e 3 meses e 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63.470.264-65</text:p>
          </table:table-cell>
          <table:table-cell office:value-type="float" office:value="705406483044390" table:style-name="ce1">
            <text:p>7,05406E+14</text:p>
          </table:table-cell>
          <table:table-cell office:value-type="string" table:style-name="ce1">
            <text:p>(81) 8167-214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anharó</text:p>
          </table:table-cell>
          <table:table-cell office:value-type="string" table:style-name="ce1">
            <text:p>412B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05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7.400000000000006" table:style-name="ce1">
            <text:p>67,4</text:p>
          </table:table-cell>
          <table:table-cell office:value-type="float" office:value="162" table:style-name="ce1">
            <text:p>162</text:p>
          </table:table-cell>
          <table:table-cell office:value-type="date" office:date-value="2025-08-20T00:00:00" table:style-name="ce2">
            <text:p>20/08/2025</text:p>
          </table:table-cell>
          <table:table-cell office:value-type="string" table:style-name="ce1">
            <text:p>135/76</text:p>
          </table:table-cell>
          <table:table-cell office:value-type="date" office:date-value="2025-08-20T00:00:00" table:style-name="ce2">
            <text:p>20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1" table:style-name="ce1">
            <text:p>31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UCIANA DA SILVA QUEIROZ</text:p>
          </table:table-cell>
          <table:table-cell office:value-type="date" office:date-value="1995-04-12T00:00:00" table:style-name="ce2">
            <text:p>12/04/1995</text:p>
          </table:table-cell>
          <table:table-cell office:value-type="string" table:style-name="ce1">
            <text:p>30 anos e 4 meses e 2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1.384.414-06</text:p>
          </table:table-cell>
          <table:table-cell office:value-type="float" office:value="708403751647860" table:style-name="ce1">
            <text:p>7,08404E+14</text:p>
          </table:table-cell>
          <table:table-cell office:value-type="string" table:style-name="ce1">
            <text:p>(81) 98454-025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aneleira</text:p>
          </table:table-cell>
          <table:table-cell office:value-type="string" table:style-name="ce1">
            <text:p>132B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043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2.3" table:style-name="ce1">
            <text:p>62,3</text:p>
          </table:table-cell>
          <table:table-cell office:value-type="float" office:value="165" table:style-name="ce1">
            <text:p>165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111/69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Habitual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 EDUARDA DA COSTA SILVA BATISTA</text:p>
          </table:table-cell>
          <table:table-cell office:value-type="date" office:date-value="2003-05-17T00:00:00" table:style-name="ce2">
            <text:p>17/05/2003</text:p>
          </table:table-cell>
          <table:table-cell office:value-type="string" table:style-name="ce1">
            <text:p>22 anos e 3 meses e 1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62.912.744-26</text:p>
          </table:table-cell>
          <table:table-cell office:value-type="float" office:value="708200631509346" table:style-name="ce1">
            <text:p>7,08201E+14</text:p>
          </table:table-cell>
          <table:table-cell office:value-type="string" table:style-name="ce1">
            <text:p>(81) 9904-445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lto do refúgio</text:p>
          </table:table-cell>
          <table:table-cell office:value-type="string" table:style-name="ce1">
            <text:p>305B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100</text:p>
          </table:table-cell>
          <table:table-cell office:value-type="float" office:value="23" table:style-name="ce1">
            <text:p>23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18" table:style-name="ce1">
            <text:p>18</text:p>
          </table:table-cell>
          <table:table-cell office:value-type="float" office:value="4" table:style-name="ce1">
            <text:p>4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12.6" table:style-name="ce1">
            <text:p>112,6</text:p>
          </table:table-cell>
          <table:table-cell office:value-type="float" office:value="176" table:style-name="ce1">
            <text:p>176</text:p>
          </table:table-cell>
          <table:table-cell office:value-type="date" office:date-value="2024-02-28T00:00:00" table:style-name="ce2">
            <text:p>28/02/2024</text:p>
          </table:table-cell>
          <table:table-cell office:value-type="string" table:style-name="ce1">
            <text:p>120/75</text:p>
          </table:table-cell>
          <table:table-cell office:value-type="date" office:date-value="2024-02-28T00:00:00" table:style-name="ce2">
            <text:p>28/02/2024</text:p>
          </table:table-cell>
          <table:table-cell office:value-type="string" table:style-name="ce1">
            <text:p>Habitual</text:p>
          </table:table-cell>
          <table:table-cell office:value-type="float" office:value="90" table:style-name="ce1">
            <text:p>90</text:p>
          </table:table-cell>
          <table:table-cell office:value-type="float" office:value="5" table:style-name="ce1">
            <text:p>5</text:p>
          </table:table-cell>
          <table:table-cell office:value-type="float" office:value="90" table:style-name="ce1">
            <text:p>9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HAYSSA MAYARA DE CASTRO SANTOS</text:p>
          </table:table-cell>
          <table:table-cell office:value-type="date" office:date-value="2006-03-05T00:00:00" table:style-name="ce2">
            <text:p>05/03/2006</text:p>
          </table:table-cell>
          <table:table-cell office:value-type="string" table:style-name="ce1">
            <text:p>19 anos e 5 meses e 2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-</text:p>
          </table:table-cell>
          <table:table-cell office:value-type="float" office:value="702609234595748" table:style-name="ce1">
            <text:p>7,02609E+14</text:p>
          </table:table-cell>
          <table:table-cell office:value-type="string" table:style-name="ce1">
            <text:p>(81) 99168-721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aneleira</text:p>
          </table:table-cell>
          <table:table-cell office:value-type="float" office:value="219" table:style-name="ce1">
            <text:p>21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043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2.4" table:style-name="ce1">
            <text:p>92,4</text:p>
          </table:table-cell>
          <table:table-cell office:value-type="float" office:value="166" table:style-name="ce1">
            <text:p>166</text:p>
          </table:table-cell>
          <table:table-cell office:value-type="date" office:date-value="2025-08-20T00:00:00" table:style-name="ce2">
            <text:p>20/08/2025</text:p>
          </table:table-cell>
          <table:table-cell office:value-type="string" table:style-name="ce1">
            <text:p>141/84</text:p>
          </table:table-cell>
          <table:table-cell office:value-type="date" office:date-value="2025-08-20T00:00:00" table:style-name="ce2">
            <text:p>20/08/2025</text:p>
          </table:table-cell>
          <table:table-cell office:value-type="string" table:style-name="ce1">
            <text:p>Alto</text:p>
          </table:table-cell>
          <table:table-cell office:value-type="float" office:value="35" table:style-name="ce1">
            <text:p>35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WANESSA SANTOS DA SILVA</text:p>
          </table:table-cell>
          <table:table-cell office:value-type="date" office:date-value="2000-01-09T00:00:00" table:style-name="ce2">
            <text:p>09/01/2000</text:p>
          </table:table-cell>
          <table:table-cell office:value-type="string" table:style-name="ce1">
            <text:p>25 anos e 7 meses e 2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35.880.864-39</text:p>
          </table:table-cell>
          <table:table-cell office:value-type="float" office:value="708600073886984" table:style-name="ce1">
            <text:p>7,086E+14</text:p>
          </table:table-cell>
          <table:table-cell office:value-type="string" table:style-name="ce1">
            <text:p>(81) 8754-291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acau</text:p>
          </table:table-cell>
          <table:table-cell office:value-type="string" table:style-name="ce1">
            <text:p>157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080</text:p>
          </table:table-cell>
          <table:table-cell office:value-type="float" office:value="8" table:style-name="ce1">
            <text:p>8</text:p>
          </table:table-cell>
          <table:table-cell office:value-type="float" office:value="31" table:style-name="ce1">
            <text:p>3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1.599999999999994" table:style-name="ce1">
            <text:p>71,6</text:p>
          </table:table-cell>
          <table:table-cell office:value-type="float" office:value="156" table:style-name="ce1">
            <text:p>156</text:p>
          </table:table-cell>
          <table:table-cell office:value-type="date" office:date-value="2020-03-03T00:00:00" table:style-name="ce2">
            <text:p>03/03/2020</text:p>
          </table:table-cell>
          <table:table-cell office:value-type="string" table:style-name="ce1">
            <text:p>125/47</text:p>
          </table:table-cell>
          <table:table-cell office:value-type="date" office:date-value="2025-08-04T00:00:00" table:style-name="ce2">
            <text:p>04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4" table:style-name="ce1">
            <text:p>4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BEATRIZ FERNANDA DE ARAUJO SOUZA</text:p>
          </table:table-cell>
          <table:table-cell office:value-type="date" office:date-value="1993-01-18T00:00:00" table:style-name="ce2">
            <text:p>18/01/1993</text:p>
          </table:table-cell>
          <table:table-cell office:value-type="string" table:style-name="ce1">
            <text:p>32 anos e 7 meses e 1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96.933.684-52</text:p>
          </table:table-cell>
          <table:table-cell office:value-type="float" office:value="700202968590521" table:style-name="ce1">
            <text:p>7,00203E+14</text:p>
          </table:table-cell>
          <table:table-cell office:value-type="string" table:style-name="ce1">
            <text:p>(81) 98409-875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605-396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lto do refúgio</text:p>
          </table:table-cell>
          <table:table-cell office:value-type="string" table:style-name="ce1">
            <text:p>886A</text:p>
          </table:table-cell>
          <table:table-cell office:value-type="string" table:style-name="ce1">
            <text:p>ACS NEIDE/BEATRIZ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098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4.3" table:style-name="ce1">
            <text:p>84,3</text:p>
          </table:table-cell>
          <table:table-cell office:value-type="float" office:value="164" table:style-name="ce1">
            <text:p>164</text:p>
          </table:table-cell>
          <table:table-cell office:value-type="date" office:date-value="2025-08-22T00:00:00" table:style-name="ce2">
            <text:p>22/08/2025</text:p>
          </table:table-cell>
          <table:table-cell office:value-type="string" table:style-name="ce1">
            <text:p>138/67</text:p>
          </table:table-cell>
          <table:table-cell office:value-type="date" office:date-value="2025-08-22T00:00:00" table:style-name="ce2">
            <text:p>22/08/2025</text:p>
          </table:table-cell>
          <table:table-cell office:value-type="string" table:style-name="ce1">
            <text:p>Habitual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office:value-type="float" office:value="32" table:style-name="ce1">
            <text:p>32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ICLEIDE MOURA DOS SANTOS</text:p>
          </table:table-cell>
          <table:table-cell office:value-type="date" office:date-value="1992-05-15T00:00:00" table:style-name="ce2">
            <text:p>15/05/1992</text:p>
          </table:table-cell>
          <table:table-cell office:value-type="string" table:style-name="ce1">
            <text:p>33 anos e 3 meses e 1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1.309.274-23</text:p>
          </table:table-cell>
          <table:table-cell office:value-type="float" office:value="700002014264109" table:style-name="ce1">
            <text:p>7,00002E+14</text:p>
          </table:table-cell>
          <table:table-cell office:value-type="string" table:style-name="ce1">
            <text:p>(81) 98899-253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lto do reservatorio</text:p>
          </table:table-cell>
          <table:table-cell office:value-type="string" table:style-name="ce1">
            <text:p>22B</text:p>
          </table:table-cell>
          <table:table-cell office:value-type="string" table:style-name="ce1">
            <text:p>ACS NEIDE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21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4.2" table:style-name="ce1">
            <text:p>74,2</text:p>
          </table:table-cell>
          <table:table-cell office:value-type="float" office:value="159" table:style-name="ce1">
            <text:p>159</text:p>
          </table:table-cell>
          <table:table-cell office:value-type="date" office:date-value="2025-08-14T00:00:00" table:style-name="ce2">
            <text:p>14/08/2025</text:p>
          </table:table-cell>
          <table:table-cell office:value-type="string" table:style-name="ce1">
            <text:p>130/80</text:p>
          </table:table-cell>
          <table:table-cell office:value-type="date" office:date-value="2025-08-26T00:00:00" table:style-name="ce2">
            <text:p>26/08/2025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4" table:style-name="ce1">
            <text:p>24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INTIA MARTINS BEZERRA</text:p>
          </table:table-cell>
          <table:table-cell office:value-type="date" office:date-value="1987-02-17T00:00:00" table:style-name="ce2">
            <text:p>17/02/1987</text:p>
          </table:table-cell>
          <table:table-cell office:value-type="string" table:style-name="ce1">
            <text:p>38 anos e 6 meses e 1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79.979.634-48</text:p>
          </table:table-cell>
          <table:table-cell office:value-type="float" office:value="700605461094669" table:style-name="ce1">
            <text:p>7,00605E+14</text:p>
          </table:table-cell>
          <table:table-cell office:value-type="string" table:style-name="ce1">
            <text:p>(81) 99615-589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Teolândia</text:p>
          </table:table-cell>
          <table:table-cell office:value-type="float" office:value="206" table:style-name="ce1">
            <text:p>20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407</text:p>
          </table:table-cell>
          <table:table-cell office:value-type="float" office:value="23" table:style-name="ce1">
            <text:p>2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8.099999999999994" table:style-name="ce1">
            <text:p>78,1</text:p>
          </table:table-cell>
          <table:table-cell office:value-type="float" office:value="150" table:style-name="ce1">
            <text:p>150</text:p>
          </table:table-cell>
          <table:table-cell office:value-type="date" office:date-value="2021-11-29T00:00:00" table:style-name="ce2">
            <text:p>29/11/2021</text:p>
          </table:table-cell>
          <table:table-cell office:value-type="string" table:style-name="ce1">
            <text:p>130/90</text:p>
          </table:table-cell>
          <table:table-cell office:value-type="date" office:date-value="2021-11-29T00:00:00" table:style-name="ce2">
            <text:p>29/11/2021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09" table:style-name="ce1">
            <text:p>209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GISELLE MICAELY DA SILVA ALEXANDRE</text:p>
          </table:table-cell>
          <table:table-cell office:value-type="date" office:date-value="1998-07-21T00:00:00" table:style-name="ce2">
            <text:p>21/07/1998</text:p>
          </table:table-cell>
          <table:table-cell office:value-type="string" table:style-name="ce1">
            <text:p>27 anos e 1 mês e 1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9.307.464-22</text:p>
          </table:table-cell>
          <table:table-cell office:value-type="float" office:value="702505387653733" table:style-name="ce1">
            <text:p>7,02505E+14</text:p>
          </table:table-cell>
          <table:table-cell office:value-type="string" table:style-name="ce1">
            <text:p>(81) 9466-280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lto do refúgio</text:p>
          </table:table-cell>
          <table:table-cell office:value-type="string" table:style-name="ce1">
            <text:p>826B</text:p>
          </table:table-cell>
          <table:table-cell office:value-type="string" table:style-name="ce1">
            <text:p>ACSNEIDE/GISELE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09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2" table:style-name="ce1">
            <text:p>22</text:p>
          </table:table-cell>
          <table:table-cell office:value-type="float" office:value="27" table:style-name="ce1">
            <text:p>27</text:p>
          </table:table-cell>
          <table:table-cell office:value-type="float" office:value="20" table:style-name="ce1">
            <text:p>20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8.9" table:style-name="ce1">
            <text:p>58,9</text:p>
          </table:table-cell>
          <table:table-cell office:value-type="float" office:value="165" table:style-name="ce1">
            <text:p>165</text:p>
          </table:table-cell>
          <table:table-cell office:value-type="date" office:date-value="2023-05-10T00:00:00" table:style-name="ce2">
            <text:p>10/05/2023</text:p>
          </table:table-cell>
          <table:table-cell office:value-type="string" table:style-name="ce1">
            <text:p>100/60</text:p>
          </table:table-cell>
          <table:table-cell office:value-type="date" office:date-value="2023-05-10T00:00:00" table:style-name="ce2">
            <text:p>10/05/2023</text:p>
          </table:table-cell>
          <table:table-cell office:value-type="string" table:style-name="ce1">
            <text:p>Habitual</text:p>
          </table:table-cell>
          <table:table-cell office:value-type="float" office:value="143" table:style-name="ce1">
            <text:p>143</text:p>
          </table:table-cell>
          <table:table-cell office:value-type="float" office:value="2" table:style-name="ce1">
            <text:p>2</text:p>
          </table:table-cell>
          <table:table-cell office:value-type="float" office:value="144" table:style-name="ce1">
            <text:p>14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ISABELLY PAULA DOS SANTOS</text:p>
          </table:table-cell>
          <table:table-cell office:value-type="date" office:date-value="2001-06-18T00:00:00" table:style-name="ce2">
            <text:p>18/06/2001</text:p>
          </table:table-cell>
          <table:table-cell office:value-type="string" table:style-name="ce1">
            <text:p>24 anos e 2 meses e 1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6.504.754-97</text:p>
          </table:table-cell>
          <table:table-cell office:value-type="float" office:value="709208282233435" table:style-name="ce1">
            <text:p>7,09208E+14</text:p>
          </table:table-cell>
          <table:table-cell office:value-type="string" table:style-name="ce1">
            <text:p>(81) 98632-710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lto do refúgio</text:p>
          </table:table-cell>
          <table:table-cell office:value-type="string" table:style-name="ce1">
            <text:p>1922A</text:p>
          </table:table-cell>
          <table:table-cell office:value-type="string" table:style-name="ce1">
            <text:p>ACSNEIDE/ISABELLY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09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3.4" table:style-name="ce1">
            <text:p>63,4</text:p>
          </table:table-cell>
          <table:table-cell office:value-type="float" office:value="153" table:style-name="ce1">
            <text:p>153</text:p>
          </table:table-cell>
          <table:table-cell office:value-type="date" office:date-value="2025-07-14T00:00:00" table:style-name="ce2">
            <text:p>14/07/2025</text:p>
          </table:table-cell>
          <table:table-cell office:value-type="string" table:style-name="ce1">
            <text:p>110/70</text:p>
          </table:table-cell>
          <table:table-cell office:value-type="date" office:date-value="2025-07-14T00:00:00" table:style-name="ce2">
            <text:p>14/07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1" table:style-name="ce1">
            <text:p>21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NICOLE MELINA FREITA DA SILVA</text:p>
          </table:table-cell>
          <table:table-cell office:value-type="date" office:date-value="2000-07-11T00:00:00" table:style-name="ce2">
            <text:p>11/07/2000</text:p>
          </table:table-cell>
          <table:table-cell office:value-type="string" table:style-name="ce1">
            <text:p>25 anos e 1 mês e 2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716.922.934-00</text:p>
          </table:table-cell>
          <table:table-cell office:value-type="float" office:value="707805686941216" table:style-name="ce1">
            <text:p>7,07806E+14</text:p>
          </table:table-cell>
          <table:table-cell office:value-type="string" table:style-name="ce1">
            <text:p>(81) 99686-412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lto do refúgio</text:p>
          </table:table-cell>
          <table:table-cell office:value-type="string" table:style-name="ce1">
            <text:p>1922B</text:p>
          </table:table-cell>
          <table:table-cell office:value-type="string" table:style-name="ce1">
            <text:p>ACS NEIDE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098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7.5" table:style-name="ce1">
            <text:p>47,5</text:p>
          </table:table-cell>
          <table:table-cell office:value-type="float" office:value="157" table:style-name="ce1">
            <text:p>157</text:p>
          </table:table-cell>
          <table:table-cell office:value-type="date" office:date-value="2025-07-21T00:00:00" table:style-name="ce2">
            <text:p>21/07/2025</text:p>
          </table:table-cell>
          <table:table-cell office:value-type="string" table:style-name="ce1">
            <text:p>110/71</text:p>
          </table:table-cell>
          <table:table-cell office:value-type="date" office:date-value="2025-07-21T00:00:00" table:style-name="ce2">
            <text:p>21/07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PALOMA NICOLY BATISTA DA SILVA</text:p>
          </table:table-cell>
          <table:table-cell office:value-type="date" office:date-value="2000-06-11T00:00:00" table:style-name="ce2">
            <text:p>11/06/2000</text:p>
          </table:table-cell>
          <table:table-cell office:value-type="string" table:style-name="ce1">
            <text:p>25 anos e 2 meses e 2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705.971.214-35</text:p>
          </table:table-cell>
          <table:table-cell office:value-type="float" office:value="702405563345928" table:style-name="ce1">
            <text:p>7,02406E+14</text:p>
          </table:table-cell>
          <table:table-cell office:value-type="string" table:style-name="ce1">
            <text:p>(81) 99755-408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9952-637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lto do refúgio</text:p>
          </table:table-cell>
          <table:table-cell office:value-type="string" table:style-name="ce1">
            <text:p>100C</text:p>
          </table:table-cell>
          <table:table-cell office:value-type="string" table:style-name="ce1">
            <text:p>ACS NEIDE PALOMA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098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0.3" table:style-name="ce1">
            <text:p>70,3</text:p>
          </table:table-cell>
          <table:table-cell office:value-type="float" office:value="163" table:style-name="ce1">
            <text:p>163</text:p>
          </table:table-cell>
          <table:table-cell office:value-type="date" office:date-value="2025-08-20T00:00:00" table:style-name="ce2">
            <text:p>20/08/2025</text:p>
          </table:table-cell>
          <table:table-cell office:value-type="string" table:style-name="ce1">
            <text:p>126/88</text:p>
          </table:table-cell>
          <table:table-cell office:value-type="date" office:date-value="2025-08-20T00:00:00" table:style-name="ce2">
            <text:p>20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9" table:style-name="ce1">
            <text:p>39</text:p>
          </table:table-cell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AQUEL CARVALHO DA SILVA</text:p>
          </table:table-cell>
          <table:table-cell office:value-type="date" office:date-value="1982-05-23T00:00:00" table:style-name="ce2">
            <text:p>23/05/1982</text:p>
          </table:table-cell>
          <table:table-cell office:value-type="string" table:style-name="ce1">
            <text:p>43 anos e 3 meses e 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038.203.564-01</text:p>
          </table:table-cell>
          <table:table-cell office:value-type="float" office:value="709605675456379" table:style-name="ce1">
            <text:p>7,09606E+14</text:p>
          </table:table-cell>
          <table:table-cell office:value-type="string" table:style-name="ce1">
            <text:p>(81) 99833-292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lto do refúgio</text:p>
          </table:table-cell>
          <table:table-cell office:value-type="float" office:value="466" table:style-name="ce1">
            <text:p>466</text:p>
          </table:table-cell>
          <table:table-cell office:value-type="string" table:style-name="ce1">
            <text:p>ACSNEIDE/RAQUEL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098</text:p>
          </table:table-cell>
          <table:table-cell office:value-type="float" office:value="23" table:style-name="ce1">
            <text:p>23</text:p>
          </table:table-cell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30" table:style-name="ce1">
            <text:p>30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9.7" table:style-name="ce1">
            <text:p>59,7</text:p>
          </table:table-cell>
          <table:table-cell office:value-type="float" office:value="154" table:style-name="ce1">
            <text:p>154</text:p>
          </table:table-cell>
          <table:table-cell office:value-type="date" office:date-value="2024-04-17T00:00:00" table:style-name="ce2">
            <text:p>17/04/2024</text:p>
          </table:table-cell>
          <table:table-cell office:value-type="string" table:style-name="ce1">
            <text:p>100/70</text:p>
          </table:table-cell>
          <table:table-cell office:value-type="date" office:date-value="2024-04-17T00:00:00" table:style-name="ce2">
            <text:p>17/04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4" table:style-name="ce1">
            <text:p>94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SAMARA SUELLEM VALENTE SALES</text:p>
          </table:table-cell>
          <table:table-cell office:value-type="date" office:date-value="2002-05-10T00:00:00" table:style-name="ce2">
            <text:p>10/05/2002</text:p>
          </table:table-cell>
          <table:table-cell office:value-type="string" table:style-name="ce1">
            <text:p>23 anos e 3 meses e 2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8.375.044-74</text:p>
          </table:table-cell>
          <table:table-cell office:value-type="float" office:value="703206639701593" table:style-name="ce1">
            <text:p>7,03207E+14</text:p>
          </table:table-cell>
          <table:table-cell office:value-type="string" table:style-name="ce1">
            <text:p>(81) 9731-052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lto do reservatorio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ACS NEIDE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21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4.2" table:style-name="ce1">
            <text:p>94,2</text:p>
          </table:table-cell>
          <table:table-cell office:value-type="float" office:value="170" table:style-name="ce1">
            <text:p>170</text:p>
          </table:table-cell>
          <table:table-cell office:value-type="date" office:date-value="2025-07-30T00:00:00" table:style-name="ce2">
            <text:p>30/07/2025</text:p>
          </table:table-cell>
          <table:table-cell office:value-type="string" table:style-name="ce1">
            <text:p>107/71</text:p>
          </table:table-cell>
          <table:table-cell office:value-type="date" office:date-value="2025-08-05T00:00:00" table:style-name="ce2">
            <text:p>05/08/2025</text:p>
          </table:table-cell>
          <table:table-cell office:value-type="string" table:style-name="ce1">
            <text:p>Habitual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17" table:style-name="ce1">
            <text:p>17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DRIELE CELESTINO DE LIMA</text:p>
          </table:table-cell>
          <table:table-cell office:value-type="date" office:date-value="2001-04-04T00:00:00" table:style-name="ce2">
            <text:p>04/04/2001</text:p>
          </table:table-cell>
          <table:table-cell office:value-type="string" table:style-name="ce1">
            <text:p>24 anos e 4 meses e 2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33.868.784-07</text:p>
          </table:table-cell>
          <table:table-cell office:value-type="float" office:value="702402550918123" table:style-name="ce1">
            <text:p>7,02403E+14</text:p>
          </table:table-cell>
          <table:table-cell office:value-type="string" table:style-name="ce1">
            <text:p>(81) 98949-436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ide</text:p>
          </table:table-cell>
          <table:table-cell office:value-type="string" table:style-name="ce1">
            <text:p>S/N</text:p>
          </table:table-cell>
          <table:table-cell office:value-type="string" table:style-name="ce1">
            <text:p>CASA(F) ADRIELE F:020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021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5.900000000000006" table:style-name="ce1">
            <text:p>75,9</text:p>
          </table:table-cell>
          <table:table-cell office:value-type="float" office:value="164" table:style-name="ce1">
            <text:p>164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125/87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BRUNA GONCALVES DE ALMEIDA</text:p>
          </table:table-cell>
          <table:table-cell office:value-type="date" office:date-value="2004-08-16T00:00:00" table:style-name="ce2">
            <text:p>16/08/2004</text:p>
          </table:table-cell>
          <table:table-cell office:value-type="string" table:style-name="ce1">
            <text:p>21 anos e 1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32.958.214-45</text:p>
          </table:table-cell>
          <table:table-cell office:value-type="float" office:value="898002059967173" table:style-name="ce1">
            <text:p>8,98002E+14</text:p>
          </table:table-cell>
          <table:table-cell office:value-type="string" table:style-name="ce1">
            <text:p>(81) 98519-281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ide</text:p>
          </table:table-cell>
          <table:table-cell office:value-type="string" table:style-name="ce1">
            <text:p>SN</text:p>
          </table:table-cell>
          <table:table-cell office:value-type="string" table:style-name="ce1">
            <text:p>CASA(H) F:030 CATIA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0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0" table:style-name="ce1">
            <text:p>40</text:p>
          </table:table-cell>
          <table:table-cell office:value-type="float" office:value="156" table:style-name="ce1">
            <text:p>156</text:p>
          </table:table-cell>
          <table:table-cell office:value-type="date" office:date-value="2025-07-10T00:00:00" table:style-name="ce2">
            <text:p>10/07/2025</text:p>
          </table:table-cell>
          <table:table-cell office:value-type="string" table:style-name="ce1">
            <text:p>90/60</text:p>
          </table:table-cell>
          <table:table-cell office:value-type="date" office:date-value="2025-07-10T00:00:00" table:style-name="ce2">
            <text:p>10/07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6" table:style-name="ce1">
            <text:p>1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RISLEIM MARIA VIEIRA DA SILVA</text:p>
          </table:table-cell>
          <table:table-cell office:value-type="date" office:date-value="1991-10-17T00:00:00" table:style-name="ce2">
            <text:p>17/10/1991</text:p>
          </table:table-cell>
          <table:table-cell office:value-type="string" table:style-name="ce1">
            <text:p>33 anos e 10 meses e 1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2.360.794-00</text:p>
          </table:table-cell>
          <table:table-cell office:value-type="float" office:value="708704102325291" table:style-name="ce1">
            <text:p>7,08704E+14</text:p>
          </table:table-cell>
          <table:table-cell office:value-type="string" table:style-name="ce1">
            <text:p>(81) 99930-272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ova rezende</text:p>
          </table:table-cell>
          <table:table-cell office:value-type="float" office:value="651" table:style-name="ce1">
            <text:p>651</text:p>
          </table:table-cell>
          <table:table-cell office:value-type="string" table:style-name="ce1">
            <text:p>A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03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9.7" table:style-name="ce1">
            <text:p>89,7</text:p>
          </table:table-cell>
          <table:table-cell office:value-type="float" office:value="168" table:style-name="ce1">
            <text:p>168</text:p>
          </table:table-cell>
          <table:table-cell office:value-type="date" office:date-value="2025-08-26T00:00:00" table:style-name="ce2">
            <text:p>26/08/2025</text:p>
          </table:table-cell>
          <table:table-cell office:value-type="string" table:style-name="ce1">
            <text:p>113/65</text:p>
          </table:table-cell>
          <table:table-cell office:value-type="date" office:date-value="2025-08-29T00:00:00" table:style-name="ce2">
            <text:p>29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DANIELA MARIA DEODATO DE LIMA</text:p>
          </table:table-cell>
          <table:table-cell office:value-type="date" office:date-value="2004-07-10T00:00:00" table:style-name="ce2">
            <text:p>10/07/2004</text:p>
          </table:table-cell>
          <table:table-cell office:value-type="string" table:style-name="ce1">
            <text:p>21 anos e 1 mês e 2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63.759.094-65</text:p>
          </table:table-cell>
          <table:table-cell office:value-type="float" office:value="898002059440019" table:style-name="ce1">
            <text:p>8,98002E+14</text:p>
          </table:table-cell>
          <table:table-cell office:value-type="string" table:style-name="ce1">
            <text:p>(81) 98632-664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olãndia</text:p>
          </table:table-cell>
          <table:table-cell office:value-type="float" office:value="429" table:style-name="ce1">
            <text:p>42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407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3.5" table:style-name="ce1">
            <text:p>73,5</text:p>
          </table:table-cell>
          <table:table-cell office:value-type="float" office:value="155" table:style-name="ce1">
            <text:p>155</text:p>
          </table:table-cell>
          <table:table-cell office:value-type="date" office:date-value="2025-08-22T00:00:00" table:style-name="ce2">
            <text:p>22/08/2025</text:p>
          </table:table-cell>
          <table:table-cell office:value-type="string" table:style-name="ce1">
            <text:p>113/68</text:p>
          </table:table-cell>
          <table:table-cell office:value-type="date" office:date-value="2025-08-22T00:00:00" table:style-name="ce2">
            <text:p>22/08/2025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DAYANE DE OIVEIRA SILVA</text:p>
          </table:table-cell>
          <table:table-cell office:value-type="date" office:date-value="1994-12-13T00:00:00" table:style-name="ce2">
            <text:p>13/12/1994</text:p>
          </table:table-cell>
          <table:table-cell office:value-type="string" table:style-name="ce1">
            <text:p>30 anos e 8 meses e 1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2.773.684-05</text:p>
          </table:table-cell>
          <table:table-cell office:value-type="float" office:value="701005828766093" table:style-name="ce1">
            <text:p>7,01006E+14</text:p>
          </table:table-cell>
          <table:table-cell office:value-type="string" table:style-name="ce1">
            <text:p>(81) 98404-126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olãndia</text:p>
          </table:table-cell>
          <table:table-cell office:value-type="float" office:value="641" table:style-name="ce1">
            <text:p>641</text:p>
          </table:table-cell>
          <table:table-cell office:value-type="string" table:style-name="ce1">
            <text:p>JOHN DE MARCIA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407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8" table:style-name="ce1">
            <text:p>78</text:p>
          </table:table-cell>
          <table:table-cell office:value-type="float" office:value="161" table:style-name="ce1">
            <text:p>161</text:p>
          </table:table-cell>
          <table:table-cell office:value-type="date" office:date-value="2022-01-19T00:00:00" table:style-name="ce2">
            <text:p>19/01/2022</text:p>
          </table:table-cell>
          <table:table-cell office:value-type="string" table:style-name="ce1">
            <text:p>100/60</text:p>
          </table:table-cell>
          <table:table-cell office:value-type="date" office:date-value="2022-01-19T00:00:00" table:style-name="ce2">
            <text:p>19/01/2022</text:p>
          </table:table-cell>
          <table:table-cell office:value-type="string" table:style-name="ce1">
            <text:p>Habitual</text:p>
          </table:table-cell>
          <table:table-cell office:value-type="float" office:value="223" table:style-name="ce1">
            <text:p>223</text:p>
          </table:table-cell>
          <table:table-cell office:value-type="float" office:value="2" table:style-name="ce1">
            <text:p>2</text:p>
          </table:table-cell>
          <table:table-cell office:value-type="float" office:value="223" table:style-name="ce1">
            <text:p>223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PRISCILA FERREIRA DA SILVA</text:p>
          </table:table-cell>
          <table:table-cell office:value-type="date" office:date-value="1987-03-23T00:00:00" table:style-name="ce2">
            <text:p>23/03/1987</text:p>
          </table:table-cell>
          <table:table-cell office:value-type="string" table:style-name="ce1">
            <text:p>38 anos e 5 meses e 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13.992.474-41</text:p>
          </table:table-cell>
          <table:table-cell office:value-type="float" office:value="705006252884559" table:style-name="ce1">
            <text:p>7,05006E+14</text:p>
          </table:table-cell>
          <table:table-cell office:value-type="string" table:style-name="ce1">
            <text:p>(81) 98509-390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ova rezende</text:p>
          </table:table-cell>
          <table:table-cell office:value-type="float" office:value="651" table:style-name="ce1">
            <text:p>651</text:p>
          </table:table-cell>
          <table:table-cell office:value-type="string" table:style-name="ce1">
            <text:p>ACS ELIANE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030</text:p>
          </table:table-cell>
          <table:table-cell office:value-type="float" office:value="11" table:style-name="ce1">
            <text:p>11</text:p>
          </table:table-cell>
          <table:table-cell office:value-type="float" office:value="9" table:style-name="ce1">
            <text:p>9</text:p>
          </table:table-cell>
          <table:table-cell office:value-type="float" office:value="21" table:style-name="ce1">
            <text:p>21</text:p>
          </table:table-cell>
          <table:table-cell office:value-type="float" office:value="8" table:style-name="ce1">
            <text:p>8</text:p>
          </table:table-cell>
          <table:table-cell office:value-type="float" office:value="26" table:style-name="ce1">
            <text:p>26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8" table:style-name="ce1">
            <text:p>98</text:p>
          </table:table-cell>
          <table:table-cell office:value-type="float" office:value="159" table:style-name="ce1">
            <text:p>159</text:p>
          </table:table-cell>
          <table:table-cell office:value-type="date" office:date-value="2024-11-21T00:00:00" table:style-name="ce2">
            <text:p>21/11/2024</text:p>
          </table:table-cell>
          <table:table-cell office:value-type="string" table:style-name="ce1">
            <text:p>120/70</text:p>
          </table:table-cell>
          <table:table-cell office:value-type="date" office:date-value="2024-12-11T00:00:00" table:style-name="ce2">
            <text:p>11/12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5" table:style-name="ce1">
            <text:p>5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ATIANA SATURNINO DA SILVA</text:p>
          </table:table-cell>
          <table:table-cell office:value-type="date" office:date-value="1985-04-06T00:00:00" table:style-name="ce2">
            <text:p>06/04/1985</text:p>
          </table:table-cell>
          <table:table-cell office:value-type="string" table:style-name="ce1">
            <text:p>40 anos e 4 meses e 2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-</text:p>
          </table:table-cell>
          <table:table-cell office:value-type="float" office:value="704800587706945" table:style-name="ce1">
            <text:p>7,04801E+14</text:p>
          </table:table-cell>
          <table:table-cell office:value-type="string" table:style-name="ce1">
            <text:p>(81) 9695-935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olãndia</text:p>
          </table:table-cell>
          <table:table-cell office:value-type="string" table:style-name="ce1">
            <text:p>157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407</text:p>
          </table:table-cell>
          <table:table-cell office:value-type="float" office:value="28" table:style-name="ce1">
            <text:p>28</text:p>
          </table:table-cell>
          <table:table-cell office:value-type="float" office:value="8" table:style-name="ce1">
            <text:p>8</text:p>
          </table:table-cell>
          <table:table-cell office:value-type="float" office:value="23" table:style-name="ce1">
            <text:p>23</text:p>
          </table:table-cell>
          <table:table-cell office:value-type="float" office:value="26" table:style-name="ce1">
            <text:p>26</text:p>
          </table:table-cell>
          <table:table-cell office:value-type="float" office:value="15" table:style-name="ce1">
            <text:p>15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1.099999999999994" table:style-name="ce1">
            <text:p>81,1</text:p>
          </table:table-cell>
          <table:table-cell office:value-type="float" office:value="148" table:style-name="ce1">
            <text:p>148</text:p>
          </table:table-cell>
          <table:table-cell office:value-type="date" office:date-value="2023-06-09T00:00:00" table:style-name="ce2">
            <text:p>09/06/2023</text:p>
          </table:table-cell>
          <table:table-cell office:value-type="string" table:style-name="ce1">
            <text:p>120/80</text:p>
          </table:table-cell>
          <table:table-cell office:value-type="date" office:date-value="2024-08-22T00:00:00" table:style-name="ce2">
            <text:p>22/08/2024</text:p>
          </table:table-cell>
          <table:table-cell office:value-type="string" table:style-name="ce1">
            <text:p>Habitual</text:p>
          </table:table-cell>
          <table:table-cell office:value-type="float" office:value="154" table:style-name="ce1">
            <text:p>154</text:p>
          </table:table-cell>
          <table:table-cell office:value-type="float" office:value="1" table:style-name="ce1">
            <text:p>1</text:p>
          </table:table-cell>
          <table:table-cell office:value-type="float" office:value="152" table:style-name="ce1">
            <text:p>152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YASMIM VITORIA DA SILVA</text:p>
          </table:table-cell>
          <table:table-cell office:value-type="date" office:date-value="2008-05-09T00:00:00" table:style-name="ce2">
            <text:p>09/05/2008</text:p>
          </table:table-cell>
          <table:table-cell office:value-type="string" table:style-name="ce1">
            <text:p>17 anos e 3 meses e 2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58.840.274-60</text:p>
          </table:table-cell>
          <table:table-cell office:value-type="float" office:value="700004509436003" table:style-name="ce1">
            <text:p>7,00005E+14</text:p>
          </table:table-cell>
          <table:table-cell office:value-type="string" table:style-name="ce1">
            <text:p>(81) 99259-72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Doutor antonio da rosa borges</text:p>
          </table:table-cell>
          <table:table-cell office:value-type="string" table:style-name="ce1">
            <text:p>77A</text:p>
          </table:table-cell>
          <table:table-cell office:value-type="string" table:style-name="ce1">
            <text:p>MARIA JOSE ASSIS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1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7.8" table:style-name="ce1">
            <text:p>57,8</text:p>
          </table:table-cell>
          <table:table-cell office:value-type="float" office:value="162" table:style-name="ce1">
            <text:p>162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100/60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Habitual</text:p>
          </table:table-cell>
          <table:table-cell office:value-type="float" office:value="36" table:style-name="ce1">
            <text:p>36</text:p>
          </table:table-cell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DANIELA MACHADO PEREIRA</text:p>
          </table:table-cell>
          <table:table-cell office:value-type="date" office:date-value="1993-11-03T00:00:00" table:style-name="ce2">
            <text:p>03/11/1993</text:p>
          </table:table-cell>
          <table:table-cell office:value-type="string" table:style-name="ce1">
            <text:p>31 anos e 9 meses e 2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5.726.074-66</text:p>
          </table:table-cell>
          <table:table-cell office:value-type="float" office:value="708105551808636" table:style-name="ce1">
            <text:p>7,08106E+1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Fora da área</text:p>
          </table:table-cell>
          <table:table-cell office:value-type="string" table:style-name="ce1">
            <text:p>Outra area</text:p>
          </table:table-cell>
          <table:table-cell office:value-type="string" table:style-name="ce1">
            <text:p>34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282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8.7" table:style-name="ce1">
            <text:p>68,7</text:p>
          </table:table-cell>
          <table:table-cell office:value-type="float" office:value="163" table:style-name="ce1">
            <text:p>163</text:p>
          </table:table-cell>
          <table:table-cell office:value-type="date" office:date-value="2023-10-30T00:00:00" table:style-name="ce2">
            <text:p>30/10/2023</text:p>
          </table:table-cell>
          <table:table-cell office:value-type="string" table:style-name="ce1">
            <text:p>90/50</text:p>
          </table:table-cell>
          <table:table-cell office:value-type="date" office:date-value="2023-10-30T00:00:00" table:style-name="ce2">
            <text:p>30/10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18" table:style-name="ce1">
            <text:p>11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ESSANA LAIS SANTIAGO DA SILVA</text:p>
          </table:table-cell>
          <table:table-cell office:value-type="date" office:date-value="2000-03-22T00:00:00" table:style-name="ce2">
            <text:p>22/03/2000</text:p>
          </table:table-cell>
          <table:table-cell office:value-type="string" table:style-name="ce1">
            <text:p>25 anos e 5 meses e 1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715.988.934-75</text:p>
          </table:table-cell>
          <table:table-cell office:value-type="float" office:value="702809664676962" table:style-name="ce1">
            <text:p>7,0281E+14</text:p>
          </table:table-cell>
          <table:table-cell office:value-type="string" table:style-name="ce1">
            <text:p>(81) 98305-486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Fora da área</text:p>
          </table:table-cell>
          <table:table-cell office:value-type="string" table:style-name="ce1">
            <text:p>Aid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CASA (E)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021</text:p>
          </table:table-cell>
          <table:table-cell office:value-type="float" office:value="13" table:style-name="ce1">
            <text:p>1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6.2" table:style-name="ce1">
            <text:p>76,2</text:p>
          </table:table-cell>
          <table:table-cell office:value-type="float" office:value="158" table:style-name="ce1">
            <text:p>158</text:p>
          </table:table-cell>
          <table:table-cell office:value-type="date" office:date-value="2019-07-22T00:00:00" table:style-name="ce2">
            <text:p>22/07/2019</text:p>
          </table:table-cell>
          <table:table-cell office:value-type="string" table:style-name="ce1">
            <text:p>90/60</text:p>
          </table:table-cell>
          <table:table-cell office:value-type="date" office:date-value="2021-07-28T00:00:00" table:style-name="ce2">
            <text:p>28/07/2021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41" table:style-name="ce1">
            <text:p>34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AMARA MARIA SILVA DE OLIVEIRA</text:p>
          </table:table-cell>
          <table:table-cell office:value-type="date" office:date-value="1988-05-30T00:00:00" table:style-name="ce2">
            <text:p>30/05/1988</text:p>
          </table:table-cell>
          <table:table-cell office:value-type="string" table:style-name="ce1">
            <text:p>37 anos e 3 meses e 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54.213.434-05</text:p>
          </table:table-cell>
          <table:table-cell office:value-type="float" office:value="898005851178495" table:style-name="ce1">
            <text:p>8,98006E+14</text:p>
          </table:table-cell>
          <table:table-cell office:value-type="string" table:style-name="ce1">
            <text:p>(81) 98338-209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Fora da área</text:p>
          </table:table-cell>
          <table:table-cell office:value-type="string" table:style-name="ce1">
            <text:p>Do joaquim</text:p>
          </table:table-cell>
          <table:table-cell office:value-type="string" table:style-name="ce1">
            <text:p>804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3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4" table:style-name="ce1">
            <text:p>2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8.1" table:style-name="ce1">
            <text:p>108,1</text:p>
          </table:table-cell>
          <table:table-cell office:value-type="float" office:value="157" table:style-name="ce1">
            <text:p>157</text:p>
          </table:table-cell>
          <table:table-cell office:value-type="date" office:date-value="2025-04-08T00:00:00" table:style-name="ce2">
            <text:p>08/04/2025</text:p>
          </table:table-cell>
          <table:table-cell office:value-type="string" table:style-name="ce1">
            <text:p>130/80</text:p>
          </table:table-cell>
          <table:table-cell office:value-type="date" office:date-value="2025-04-08T00:00:00" table:style-name="ce2">
            <text:p>08/04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6" table:style-name="ce1">
            <text:p>56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NALYNE CAVALCANTI DA SILVA</text:p>
          </table:table-cell>
          <table:table-cell office:value-type="date" office:date-value="2004-07-09T00:00:00" table:style-name="ce2">
            <text:p>09/07/2004</text:p>
          </table:table-cell>
          <table:table-cell office:value-type="string" table:style-name="ce1">
            <text:p>21 anos e 1 mês e 2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-</text:p>
          </table:table-cell>
          <table:table-cell office:value-type="float" office:value="700502988297959" table:style-name="ce1">
            <text:p>7,00503E+14</text:p>
          </table:table-cell>
          <table:table-cell office:value-type="string" table:style-name="ce1">
            <text:p>(81) 98356-919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Teolândia</text:p>
          </table:table-cell>
          <table:table-cell office:value-type="float" office:value="451" table:style-name="ce1">
            <text:p>45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407</text:p>
          </table:table-cell>
          <table:table-cell office:value-type="float" office:value="21" table:style-name="ce1">
            <text:p>21</text:p>
          </table:table-cell>
          <table:table-cell office:value-type="float" office:value="4" table:style-name="ce1">
            <text:p>4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3.8" table:style-name="ce1">
            <text:p>13,8</text:p>
          </table:table-cell>
          <table:table-cell office:value-type="float" office:value="175" table:style-name="ce1">
            <text:p>175</text:p>
          </table:table-cell>
          <table:table-cell office:value-type="date" office:date-value="2025-08-06T00:00:00" table:style-name="ce2">
            <text:p>06/08/2025</text:p>
          </table:table-cell>
          <table:table-cell office:value-type="string" table:style-name="ce1">
            <text:p>110/90</text:p>
          </table:table-cell>
          <table:table-cell office:value-type="date" office:date-value="2025-08-06T00:00:00" table:style-name="ce2">
            <text:p>06/08/2025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3" table:style-name="ce1">
            <text:p>33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NALYNE CAVALCANTI DA SILVA</text:p>
          </table:table-cell>
          <table:table-cell office:value-type="date" office:date-value="2004-07-09T00:00:00" table:style-name="ce2">
            <text:p>09/07/2004</text:p>
          </table:table-cell>
          <table:table-cell office:value-type="string" table:style-name="ce1">
            <text:p>21 anos e 1 mês e 2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38.597.094-45</text:p>
          </table:table-cell>
          <table:table-cell office:value-type="float" office:value="898003034322102" table:style-name="ce1">
            <text:p>8,98003E+14</text:p>
          </table:table-cell>
          <table:table-cell office:value-type="string" table:style-name="ce1">
            <text:p>(81) 98356-919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6.4" table:style-name="ce1">
            <text:p>106,4</text:p>
          </table:table-cell>
          <table:table-cell office:value-type="float" office:value="175" table:style-name="ce1">
            <text:p>175</text:p>
          </table:table-cell>
          <table:table-cell office:value-type="date" office:date-value="2025-08-29T00:00:00" table:style-name="ce2">
            <text:p>29/08/2025</text:p>
          </table:table-cell>
          <table:table-cell office:value-type="string" table:style-name="ce1">
            <text:p>106/40</text:p>
          </table:table-cell>
          <table:table-cell office:value-type="date" office:date-value="2025-08-29T00:00:00" table:style-name="ce2">
            <text:p>29/08/2025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3" table:style-name="ce1">
            <text:p>3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GEISA SILVA DE FREITAS</text:p>
          </table:table-cell>
          <table:table-cell office:value-type="date" office:date-value="1994-09-26T00:00:00" table:style-name="ce2">
            <text:p>26/09/1994</text:p>
          </table:table-cell>
          <table:table-cell office:value-type="string" table:style-name="ce1">
            <text:p>30 anos e 11 meses e 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SEM INFORMAÇÃO</text:p>
          </table:table-cell>
          <table:table-cell office:value-type="string" table:style-name="ce1">
            <text:p>121.986.804-32</text:p>
          </table:table-cell>
          <table:table-cell office:value-type="float" office:value="703207678944796" table:style-name="ce1">
            <text:p>7,03208E+14</text:p>
          </table:table-cell>
          <table:table-cell office:value-type="string" table:style-name="ce1">
            <text:p>(81) 98339-954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Travessa dom feliciano</text:p>
          </table:table-cell>
          <table:table-cell office:value-type="float" office:value="187" table:style-name="ce1">
            <text:p>18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29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7.3" table:style-name="ce1">
            <text:p>67,3</text:p>
          </table:table-cell>
          <table:table-cell office:value-type="float" office:value="147" table:style-name="ce1">
            <text:p>147</text:p>
          </table:table-cell>
          <table:table-cell office:value-type="date" office:date-value="2022-03-28T00:00:00" table:style-name="ce2">
            <text:p>28/03/2022</text:p>
          </table:table-cell>
          <table:table-cell office:value-type="string" table:style-name="ce1">
            <text:p>90/60</text:p>
          </table:table-cell>
          <table:table-cell office:value-type="date" office:date-value="2022-05-09T00:00:00" table:style-name="ce2">
            <text:p>09/05/2022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08" table:style-name="ce1">
            <text:p>208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GESSIKA NEVES PEREIRA DOS SANTOS</text:p>
          </table:table-cell>
          <table:table-cell office:value-type="date" office:date-value="1991-07-15T00:00:00" table:style-name="ce2">
            <text:p>15/07/1991</text:p>
          </table:table-cell>
          <table:table-cell office:value-type="string" table:style-name="ce1">
            <text:p>34 anos e 1 mês e 1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0.563.104-80</text:p>
          </table:table-cell>
          <table:table-cell office:value-type="float" office:value="702506359352032" table:style-name="ce1">
            <text:p>7,02506E+14</text:p>
          </table:table-cell>
          <table:table-cell office:value-type="string" table:style-name="ce1">
            <text:p>(81) 98461-638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Bem-te-vi</text:p>
          </table:table-cell>
          <table:table-cell office:value-type="float" office:value="454" table:style-name="ce1">
            <text:p>45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70-020</text:p>
          </table:table-cell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office:value-type="float" office:value="19" table:style-name="ce1">
            <text:p>19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9.5" table:style-name="ce1">
            <text:p>69,5</text:p>
          </table:table-cell>
          <table:table-cell office:value-type="float" office:value="161" table:style-name="ce1">
            <text:p>161</text:p>
          </table:table-cell>
          <table:table-cell office:value-type="date" office:date-value="2018-09-04T00:00:00" table:style-name="ce2">
            <text:p>04/09/2018</text:p>
          </table:table-cell>
          <table:table-cell office:value-type="string" table:style-name="ce1">
            <text:p>130/70</text:p>
          </table:table-cell>
          <table:table-cell office:value-type="date" office:date-value="2024-03-14T00:00:00" table:style-name="ce2">
            <text:p>14/03/2024</text:p>
          </table:table-cell>
          <table:table-cell office:value-type="string" table:style-name="ce1">
            <text:p>Habitual</text:p>
          </table:table-cell>
          <table:table-cell office:value-type="float" office:value="376" table:style-name="ce1">
            <text:p>376</text:p>
          </table:table-cell>
          <table:table-cell office:value-type="float" office:value="1" table:style-name="ce1">
            <text:p>1</text:p>
          </table:table-cell>
          <table:table-cell office:value-type="float" office:value="376" table:style-name="ce1">
            <text:p>37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IKAELE CASSIA CELESTINO BASANTE</text:p>
          </table:table-cell>
          <table:table-cell office:value-type="date" office:date-value="2003-10-01T00:00:00" table:style-name="ce2">
            <text:p>01/10/2003</text:p>
          </table:table-cell>
          <table:table-cell office:value-type="string" table:style-name="ce1">
            <text:p>21 anos e 11 mese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5.223.454-00</text:p>
          </table:table-cell>
          <table:table-cell office:value-type="float" office:value="898005178044829" table:style-name="ce1">
            <text:p>8,98005E+14</text:p>
          </table:table-cell>
          <table:table-cell office:value-type="string" table:style-name="ce1">
            <text:p>(81) 98101-042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Agulha</text:p>
          </table:table-cell>
          <table:table-cell office:value-type="string" table:style-name="ce1">
            <text:p>33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10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5" table:style-name="ce1">
            <text:p>25</text:p>
          </table:table-cell>
          <table:table-cell office:value-type="float" office:value="21" table:style-name="ce1">
            <text:p>21</text:p>
          </table:table-cell>
          <table:table-cell office:value-type="float" office:value="6" table:style-name="ce1">
            <text:p>6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5" table:style-name="ce1">
            <text:p>95</text:p>
          </table:table-cell>
          <table:table-cell office:value-type="float" office:value="159" table:style-name="ce1">
            <text:p>159</text:p>
          </table:table-cell>
          <table:table-cell office:value-type="date" office:date-value="2023-11-07T00:00:00" table:style-name="ce2">
            <text:p>07/11/2023</text:p>
          </table:table-cell>
          <table:table-cell office:value-type="string" table:style-name="ce1">
            <text:p>140/100</text:p>
          </table:table-cell>
          <table:table-cell office:value-type="date" office:date-value="2023-11-07T00:00:00" table:style-name="ce2">
            <text:p>07/11/2023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22" table:style-name="ce1">
            <text:p>12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NYCOLLE JOSITA DA SILVA OLIVEIRA</text:p>
          </table:table-cell>
          <table:table-cell office:value-type="date" office:date-value="2001-04-08T00:00:00" table:style-name="ce2">
            <text:p>08/04/2001</text:p>
          </table:table-cell>
          <table:table-cell office:value-type="string" table:style-name="ce1">
            <text:p>24 anos e 4 meses e 2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5.243.984-02</text:p>
          </table:table-cell>
          <table:table-cell office:value-type="float" office:value="702401556673628" table:style-name="ce1">
            <text:p>7,02402E+14</text:p>
          </table:table-cell>
          <table:table-cell office:value-type="string" table:style-name="ce1">
            <text:p>(81) 98763-058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3" table:style-name="ce1">
            <text:p>13</text:p>
          </table:table-cell>
          <table:table-cell office:value-type="float" office:value="22" table:style-name="ce1">
            <text:p>22</text:p>
          </table:table-cell>
          <table:table-cell office:value-type="float" office:value="13" table:style-name="ce1">
            <text:p>13</text:p>
          </table:table-cell>
          <table:table-cell office:value-type="float" office:value="26" table:style-name="ce1">
            <text:p>26</text:p>
          </table:table-cell>
          <table:table-cell office:value-type="float" office:value="30" table:style-name="ce1">
            <text:p>30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6.2" table:style-name="ce1">
            <text:p>56,2</text:p>
          </table:table-cell>
          <table:table-cell office:value-type="float" office:value="155" table:style-name="ce1">
            <text:p>155</text:p>
          </table:table-cell>
          <table:table-cell office:value-type="date" office:date-value="2023-06-19T00:00:00" table:style-name="ce2">
            <text:p>19/06/2023</text:p>
          </table:table-cell>
          <table:table-cell office:value-type="string" table:style-name="ce1">
            <text:p>100/60</text:p>
          </table:table-cell>
          <table:table-cell office:value-type="date" office:date-value="2023-09-12T00:00:00" table:style-name="ce2">
            <text:p>12/09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30" table:style-name="ce1">
            <text:p>130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ALYTA CRISTINA ALMEIDA DA SILVA</text:p>
          </table:table-cell>
          <table:table-cell office:value-type="date" office:date-value="2002-06-02T00:00:00" table:style-name="ce2">
            <text:p>02/06/2002</text:p>
          </table:table-cell>
          <table:table-cell office:value-type="string" table:style-name="ce1">
            <text:p>23 anos e 2 meses e 3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720.188.024-10</text:p>
          </table:table-cell>
          <table:table-cell office:value-type="float" office:value="703405750881100" table:style-name="ce1">
            <text:p>7,03406E+14</text:p>
          </table:table-cell>
          <table:table-cell office:value-type="string" table:style-name="ce1">
            <text:p>(81) 98159-920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Império serrano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37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6.5" table:style-name="ce1">
            <text:p>66,5</text:p>
          </table:table-cell>
          <table:table-cell office:value-type="float" office:value="155" table:style-name="ce1">
            <text:p>155</text:p>
          </table:table-cell>
          <table:table-cell office:value-type="date" office:date-value="2025-08-12T00:00:00" table:style-name="ce2">
            <text:p>12/08/2025</text:p>
          </table:table-cell>
          <table:table-cell office:value-type="string" table:style-name="ce1">
            <text:p>120/70</text:p>
          </table:table-cell>
          <table:table-cell office:value-type="date" office:date-value="2025-08-12T00:00:00" table:style-name="ce2">
            <text:p>12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8" table:style-name="ce1">
            <text:p>28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AMIRIS MARTINS GOMES SILVA</text:p>
          </table:table-cell>
          <table:table-cell office:value-type="date" office:date-value="2000-09-29T00:00:00" table:style-name="ce2">
            <text:p>29/09/2000</text:p>
          </table:table-cell>
          <table:table-cell office:value-type="string" table:style-name="ce1">
            <text:p>24 anos e 11 meses e 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32.738.814-61</text:p>
          </table:table-cell>
          <table:table-cell office:value-type="float" office:value="702105708689293" table:style-name="ce1">
            <text:p>7,02106E+14</text:p>
          </table:table-cell>
          <table:table-cell office:value-type="string" table:style-name="ce1">
            <text:p>(81) 98520-145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Manjeiro</text:p>
          </table:table-cell>
          <table:table-cell office:value-type="float" office:value="142" table:style-name="ce1">
            <text:p>142</text:p>
          </table:table-cell>
          <table:table-cell office:value-type="string" table:style-name="ce1">
            <text:p>Casa A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33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0.599999999999994" table:style-name="ce1">
            <text:p>80,6</text:p>
          </table:table-cell>
          <table:table-cell office:value-type="float" office:value="170" table:style-name="ce1">
            <text:p>170</text:p>
          </table:table-cell>
          <table:table-cell office:value-type="date" office:date-value="2022-10-03T00:00:00" table:style-name="ce2">
            <text:p>03/10/2022</text:p>
          </table:table-cell>
          <table:table-cell office:value-type="string" table:style-name="ce1">
            <text:p>120/70</text:p>
          </table:table-cell>
          <table:table-cell office:value-type="date" office:date-value="2022-10-19T00:00:00" table:style-name="ce2">
            <text:p>19/10/2022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82" table:style-name="ce1">
            <text:p>18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number-rows-repeated="104851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25">
      <number:hours number:style="long"/>
      <number:text>:</number:text>
      <number:minutes number:style="long"/>
    </number:time-style>
    <style:style style:name="_50_0_37__32_-_32__202_nfase1" style:display-name="20% - Ênfase1" style:family="table-cell" style:data-style-name="N0">
      <style:table-cell-properties fo:background-color="#C0E6F5"/>
    </style:style>
    <style:style style:name="_50_0_37__32_-_32__202_nfase2" style:display-name="20% - Ênfase2" style:family="table-cell" style:data-style-name="N0">
      <style:table-cell-properties fo:background-color="#FBE2D5"/>
    </style:style>
    <style:style style:name="_50_0_37__32_-_32__202_nfase3" style:display-name="20% - Ênfase3" style:family="table-cell" style:data-style-name="N0">
      <style:table-cell-properties fo:background-color="#C1F0C8"/>
    </style:style>
    <style:style style:name="_50_0_37__32_-_32__202_nfase4" style:display-name="20% - Ênfase4" style:family="table-cell" style:data-style-name="N0">
      <style:table-cell-properties fo:background-color="#CAEDFB"/>
    </style:style>
    <style:style style:name="_50_0_37__32_-_32__202_nfase5" style:display-name="20% - Ênfase5" style:family="table-cell" style:data-style-name="N0">
      <style:table-cell-properties fo:background-color="#F2CEEF"/>
    </style:style>
    <style:style style:name="_50_0_37__32_-_32__202_nfase6" style:display-name="20% - Ênfase6" style:family="table-cell" style:data-style-name="N0">
      <style:table-cell-properties fo:background-color="#DAF2D0"/>
    </style:style>
    <style:style style:name="_52_0_37__32_-_32__202_nfase1" style:display-name="40% - Ênfase1" style:family="table-cell" style:data-style-name="N0">
      <style:table-cell-properties fo:background-color="#83CCEB"/>
    </style:style>
    <style:style style:name="_52_0_37__32_-_32__202_nfase2" style:display-name="40% - Ênfase2" style:family="table-cell" style:data-style-name="N0">
      <style:table-cell-properties fo:background-color="#F7C7AC"/>
    </style:style>
    <style:style style:name="_52_0_37__32_-_32__202_nfase3" style:display-name="40% - Ênfase3" style:family="table-cell" style:data-style-name="N0">
      <style:table-cell-properties fo:background-color="#83E28E"/>
    </style:style>
    <style:style style:name="_52_0_37__32_-_32__202_nfase4" style:display-name="40% - Ênfase4" style:family="table-cell" style:data-style-name="N0">
      <style:table-cell-properties fo:background-color="#94DCF8"/>
    </style:style>
    <style:style style:name="_52_0_37__32_-_32__202_nfase5" style:display-name="40% - Ênfase5" style:family="table-cell" style:data-style-name="N0">
      <style:table-cell-properties fo:background-color="#E49EDD"/>
    </style:style>
    <style:style style:name="_52_0_37__32_-_32__202_nfase6" style:display-name="40% - Ênfase6" style:family="table-cell" style:data-style-name="N0">
      <style:table-cell-properties fo:background-color="#B5E6A2"/>
    </style:style>
    <style:style style:name="_54_0_37__32_-_32__202_nfase1" style:display-name="60% - Ênfase1" style:family="table-cell" style:data-style-name="N0">
      <style:table-cell-properties fo:background-color="#44B3E1"/>
    </style:style>
    <style:style style:name="_54_0_37__32_-_32__202_nfase2" style:display-name="60% - Ênfase2" style:family="table-cell" style:data-style-name="N0">
      <style:table-cell-properties fo:background-color="#F1A983"/>
    </style:style>
    <style:style style:name="_54_0_37__32_-_32__202_nfase3" style:display-name="60% - Ênfase3" style:family="table-cell" style:data-style-name="N0">
      <style:table-cell-properties fo:background-color="#47D359"/>
    </style:style>
    <style:style style:name="_54_0_37__32_-_32__202_nfase4" style:display-name="60% - Ênfase4" style:family="table-cell" style:data-style-name="N0">
      <style:table-cell-properties fo:background-color="#61CBF3"/>
    </style:style>
    <style:style style:name="_54_0_37__32_-_32__202_nfase5" style:display-name="60% - Ênfase5" style:family="table-cell" style:data-style-name="N0">
      <style:table-cell-properties fo:background-color="#D86DCD"/>
    </style:style>
    <style:style style:name="_54_0_37__32_-_32__202_nfase6" style:display-name="60% - Ênfase6" style:family="table-cell" style:data-style-name="N0">
      <style:table-cell-properties fo:background-color="#8ED973"/>
    </style:style>
    <style:style style:name="Bom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_233_lula_32_de_32_Verifica_231__227_o" style:display-name="Célula de Verificação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_233_lula_32_Vinculada" style:display-name="Célul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202_nfase1" style:display-name="Ênfase1" style:family="table-cell" style:data-style-name="N0">
      <style:table-cell-properties fo:background-color="#156082"/>
      <style:text-properties fo:color="#FFFFFF"/>
    </style:style>
    <style:style style:name="_202_nfase2" style:display-name="Ênfase2" style:family="table-cell" style:data-style-name="N0">
      <style:table-cell-properties fo:background-color="#E97132"/>
      <style:text-properties fo:color="#FFFFFF"/>
    </style:style>
    <style:style style:name="_202_nfase3" style:display-name="Ênfase3" style:family="table-cell" style:data-style-name="N0">
      <style:table-cell-properties fo:background-color="#196B24"/>
      <style:text-properties fo:color="#FFFFFF"/>
    </style:style>
    <style:style style:name="_202_nfase4" style:display-name="Ênfase4" style:family="table-cell" style:data-style-name="N0">
      <style:table-cell-properties fo:background-color="#0F9ED5"/>
      <style:text-properties fo:color="#FFFFFF"/>
    </style:style>
    <style:style style:name="_202_nfase5" style:display-name="Ênfase5" style:family="table-cell" style:data-style-name="N0">
      <style:table-cell-properties fo:background-color="#A02B93"/>
      <style:text-properties fo:color="#FFFFFF"/>
    </style:style>
    <style:style style:name="_202_nfase6" style:display-name="Ênfase6" style:family="table-cell" style:data-style-name="N0">
      <style:table-cell-properties fo:background-color="#4EA72E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Neutro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a" style:family="table-cell" style:data-style-name="N0">
      <style:table-cell-properties fo:border="thin solid #B2B2B2" fo:background-color="#FFFFCC"/>
    </style:style>
    <style:style style:name="Ruim" style:family="table-cell" style:data-style-name="N0">
      <style:table-cell-properties fo:background-color="#FFC7CE"/>
      <style:text-properties fo:color="#9C0006"/>
    </style:style>
    <style:style style:name="Sa_237_da" style:display-name="Saí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viso" style:display-name="Texto de Aviso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0E2841" style:font-name="Aptos Display" style:font-name-asian="Aptos Display" style:font-name-complex="Aptos Display" fo:font-size="18pt" style:font-size-asian="18pt" style:font-size-complex="18pt"/>
    </style:style>
    <style:style style:name="T_237_tulo_32_1" style:display-name="Título 1" style:family="table-cell" style:data-style-name="N0">
      <style:table-cell-properties fo:border-top="none" fo:border-bottom="thick solid #156082" fo:border-left="none" fo:border-right="none"/>
      <style:text-properties fo:color="#0E2841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thick solid #64BEE6" fo:border-left="none" fo:border-right="none"/>
      <style:text-properties fo:color="#0E2841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44B3E1" fo:border-left="none" fo:border-right="none"/>
      <style:text-properties fo:color="#0E2841" fo:font-weight="bold" style:font-weight-asian="bold" style:font-weight-complex="bold"/>
    </style:style>
    <style:style style:name="T_237_tulo_32_4" style:display-name="Título 4" style:family="table-cell" style:data-style-name="N0">
      <style:text-properties fo:color="#0E2841" fo:font-weight="bold" style:font-weight-asian="bold" style:font-weight-complex="bold"/>
    </style:style>
    <style:style style:name="Total" style:family="table-cell" style:data-style-name="N0">
      <style:table-cell-properties fo:border-top="thin solid #156082" fo:border-bottom="thin double #156082" fo:border-left="none" fo:border-right="none"/>
      <style:text-properties fo:font-weight="bold" style:font-weight-asian="bold" style:font-weight-complex="bold"/>
    </style: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dc:creator>Raquel ACIOLI</dc:creator>
    <meta:creation-date>2025-09-16T19:32:33Z</meta:creation-date>
    <dc:date>2025-09-16T19:32:33Z</dc:date>
  </office:meta>
</office:document-meta>
</file>